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sasfasfas</text:p>
      <text:p text:style-name="Standard">asd</text:p>
      <text:p text:style-name="Standard">fasd</text:p>
      <text:p text:style-name="Standard">f</text:p>
      <text:p text:style-name="Standard">asd</text:p>
      <text:p text:style-name="Standard">f</text:p>
      <text:p text:style-name="Standard">asd</text:p>
      <text:p text:style-name="Standard">f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2T13:18:11.07</meta:creation-date>
    <meta:document-statistic meta:table-count="0" meta:image-count="0" meta:object-count="0" meta:page-count="1" meta:paragraph-count="8" meta:word-count="8" meta:character-count="30"/>
    <dc:date>2013-10-22T13:18:26.58</dc:date>
    <meta:editing-duration>PT16S</meta:editing-duration>
    <meta:editing-cycles>1</meta:editing-cycles>
    <meta:generator>OpenOffice.org/3.3$Win32 OpenOffice.org_project/330m20$Build-9567</meta:generator>
  </office:meta>
</office:document-meta>
</file>